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88f6" officeooo:paragraph-rsid="000f88f6"/>
    </style:style>
    <style:style style:name="P2" style:family="paragraph" style:parent-style-name="Standard">
      <style:paragraph-properties fo:text-align="center" style:justify-single-word="false"/>
      <style:text-properties officeooo:rsid="000f88f6" officeooo:paragraph-rsid="000f88f6"/>
    </style:style>
    <style:style style:name="P3" style:family="paragraph" style:parent-style-name="Standard">
      <style:text-properties fo:font-weight="bold" officeooo:rsid="000f88f6" officeooo:paragraph-rsid="000f88f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88f6" officeooo:paragraph-rsid="000f88f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f88f6" officeooo:paragraph-rsid="000f88f6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8" style:family="paragraph" style:parent-style-name="Standard">
      <style:text-properties officeooo:rsid="0010145e" officeooo:paragraph-rsid="001014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88f6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/>
      <text:p text:style-name="P7"><text:tab/><text:tab/><text:span text:style-name="T2">Gestion d’une ecole en <text:s/>3 volets</text:span></text:p>
      <text:p text:style-name="P7"/>
      <text:p text:style-name="P2">1 Gestion des inscriptions des eleves et des professeurs d’une ecole</text:p>
      <text:p text:style-name="P2"><text:tab/> <text:s text:c="2"/>2 <text:s/>Gestion des cours dispensés ou se sont inscrit les eleves (emploi du temps)</text:p>
      <text:p text:style-name="P2"><text:tab/> <text:s text:c="4"/>3 <text:s/>Gestion des notes des differents checkpoint .(optionnell si le temp le permet )</text:p>
      <text:p text:style-name="P2"><text:tab/><text:tab/></text:p>
      <text:p text:style-name="P2"/>
      <text:p text:style-name="P1"><text:tab/><text:tab/><text:tab/><text:span text:style-name="T3">Product <text:s/>Backlog et stories</text:span></text:p>
      <text:p text:style-name="P5"/>
      <text:p text:style-name="P1"><text:tab/><text:tab/><text:span text:style-name="T1">1 Gestion des inscriptions des eleves et des professeurs d’une ecole</text:span></text:p>
      <text:p text:style-name="P1"/>
      <text:p text:style-name="P1">L’administrateur du site enregistre les données des professeurs . Il a les droits sur le crud su site .</text:p>
      <text:p text:style-name="P1">L eleve s’inscrit sur la plateforme grace a une page login .</text:p>
      <text:p text:style-name="P1">L’ eleve renseigne les cours(modules ou matieres skills ex java angular) pour lesquels il s ‘inscrit</text:p>
      <text:p text:style-name="P1"><text:tab/><text:tab/>(politique tarifaire en volet 4 a suivre ).</text:p>
      <text:p text:style-name="P8"/>
      <text:p text:style-name="P8">L’admin affecte les eleves gere la mise en place des classes par niveau .</text:p>
      <text:p text:style-name="P1"/>
      <text:p text:style-name="P3"><text:tab/><text:tab/>2 Gestion des cours dispensés ou se sont inscrit les eleves (emploi du temps)</text:p>
      <text:p text:style-name="P1"/>
      <text:p text:style-name="P1">Un professeur en tant que role de teacher a le droit de programmer ses meet (par date et heure )</text:p>
      <text:p text:style-name="P1"/>
      <text:p text:style-name="P1"><text:s/></text:p>
      <text:p text:style-name="P4">3 <text:s/>Gestion des notes des differents checkpoint .(optionnell si le temp le permet )</text:p>
      <text:p text:style-name="P4"/>
      <text:p text:style-name="P1">Un professeur en tant que role de teacher a le droit de programmer ses checkpoint mais aussi des checkpoint (par date et heure ) peuvent etre commun aux autres classes.</text:p>
      <text:p text:style-name="P1">Il attribue des notes a <text:span text:style-name="T1">ses</text:span> eleves.</text:p>
      <text:p text:style-name="P1"><text:s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24:20.326711543</meta:creation-date>
    <dc:date>2020-07-22T11:40:25.222127449</dc:date>
    <meta:editing-duration>PT16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214" meta:character-count="1220" meta:non-whitespace-character-count="989"/>
  </office:meta>
</office:document-meta>
</file>